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center" draw:textarea-vertical-align="middle"/>
    </style:style>
    <style:style style:name="gr2" style:family="graphic" style:parent-style-name="standard">
      <style:graphic-properties draw:stroke="none" draw:fill="none" draw:textarea-horizontal-align="center" draw:textarea-vertical-align="middle"/>
    </style:style>
    <style:style style:name="gr3" style:family="graphic" style:parent-style-name="standard">
      <style:graphic-properties draw:stroke="none" draw:fill="none" draw:textarea-horizontal-align="left" draw:textarea-vertical-align="middle"/>
    </style:style>
    <style:style style:name="gr4" style:family="graphic" style:parent-style-name="standard">
      <style:graphic-properties draw:textarea-horizontal-align="center" draw:textarea-vertical-align="middle"/>
    </style:style>
    <style:style style:name="gr5" style:family="graphic" style:parent-style-name="standard">
      <style:graphic-properties draw:marker-start=""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marker-end="Arrow" draw:marker-end-width="0.3cm" draw:textarea-horizontal-align="center" draw:textarea-vertical-align="middle"/>
    </style:style>
    <style:style style:name="gr7" style:family="graphic" style:parent-style-name="standard">
      <style:graphic-properties draw:marker-end="" draw:marker-end-width="0.3cm" draw:textarea-horizontal-align="center" draw:textarea-vertical-align="middle"/>
    </style:style>
    <style:style style:name="gr8" style:family="graphic" style:parent-style-name="standard">
      <style:graphic-properties draw:stroke="none" draw:fill="none" draw:textarea-horizontal-align="right" draw:textarea-vertical-align="middle"/>
    </style:style>
    <style:style style:name="gr9" style:family="graphic" style:parent-style-name="standard">
      <style:graphic-properties draw:marker-start="Arrow" draw:marker-end="" draw:marker-end-width="0.3cm" draw:textarea-horizontal-align="center" draw:textarea-vertical-align="middle"/>
    </style:style>
    <style:style style:name="P1" style:family="paragraph">
      <style:paragraph-properties fo:text-align="center"/>
      <style:text-properties fo:font-size="12pt" style:font-size-asian="12pt" style:font-size-complex="12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8pt" style:font-size-asian="8pt" style:font-size-complex="8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1" draw:layer="layout" svg:width="4.6cm" svg:height="0.8cm" svg:x="12.6cm" svg:y="14.8cm">
          <text:p/>
        </draw:rect>
        <draw:rect draw:style-name="gr2" draw:text-style-name="P3" draw:layer="layout" svg:width="1.2cm" svg:height="0.4cm" svg:x="2.4cm" svg:y="4.4cm">
          <text:p text:style-name="P2"><text:span text:style-name="T1">Antenna</text:span></text:p>
        </draw:rect>
        <draw:rect draw:style-name="gr3" draw:text-style-name="P3" draw:layer="layout" svg:width="1.2cm" svg:height="0.4cm" svg:x="3.8cm" svg:y="5.4cm">
          <text:p text:style-name="P2"><text:span text:style-name="T1">GPS IN</text:span></text:p>
        </draw:rect>
        <draw:line draw:style-name="gr4" draw:text-style-name="P2" draw:layer="layout" svg:x1="2.6cm" svg:y1="5cm" svg:x2="3cm" svg:y2="5.4cm">
          <text:p/>
        </draw:line>
        <draw:line draw:style-name="gr4" draw:text-style-name="P2" draw:layer="layout" svg:x1="3.4cm" svg:y1="5cm" svg:x2="3cm" svg:y2="5.4cm">
          <text:p/>
        </draw:line>
        <draw:line draw:style-name="gr5" draw:text-style-name="P2" draw:layer="layout" svg:x1="8.4cm" svg:y1="19cm" svg:x2="12.6cm" svg:y2="19cm">
          <text:p/>
        </draw:line>
        <draw:rect draw:style-name="gr1" draw:text-style-name="P1" draw:layer="layout" svg:width="4.6cm" svg:height="1.6cm" svg:x="3.8cm" svg:y="4.4cm">
          <text:p/>
        </draw:rect>
        <draw:rect draw:style-name="gr3" draw:text-style-name="P3" draw:layer="layout" svg:width="5cm" svg:height="0.4cm" svg:x="12.6cm" svg:y="17.2cm">
          <text:p text:style-name="P2"><text:span text:style-name="T1">Termination (110 ohm diff + Ground)</text:span></text:p>
        </draw:rect>
        <draw:rect draw:style-name="gr3" draw:text-style-name="P3" draw:layer="layout" svg:width="1.2cm" svg:height="0.4cm" svg:x="12.6cm" svg:y="18.8cm">
          <text:p text:style-name="P2"><text:span text:style-name="T1">Termination (75 ohm + Ground)</text:span></text:p>
        </draw:rect>
        <draw:line draw:style-name="gr6" draw:text-style-name="P2" draw:layer="layout" svg:x1="8.4cm" svg:y1="17.4cm" svg:x2="12.6cm" svg:y2="17.4cm">
          <text:p/>
        </draw:line>
        <draw:line draw:style-name="gr7" draw:text-style-name="P2" draw:layer="layout" svg:x1="8.4cm" svg:y1="4.8cm" svg:x2="12.6cm" svg:y2="4.8cm">
          <text:p/>
        </draw:line>
        <draw:line draw:style-name="gr7" draw:text-style-name="P2" draw:layer="layout" svg:x1="8.4cm" svg:y1="15.2cm" svg:x2="12.6cm" svg:y2="15.2cm">
          <text:p/>
        </draw:line>
        <draw:line draw:style-name="gr4" draw:text-style-name="P2" draw:layer="layout" svg:x1="3cm" svg:y1="5cm" svg:x2="3cm" svg:y2="5.6cm">
          <text:p/>
        </draw:line>
        <draw:rect draw:style-name="gr1" draw:text-style-name="P1" draw:layer="layout" svg:width="4.6cm" svg:height="2.4cm" svg:x="12.6cm" svg:y="4.4cm">
          <text:p/>
        </draw:rect>
        <draw:line draw:style-name="gr4" draw:text-style-name="P2" draw:layer="layout" svg:x1="9.2cm" svg:y1="4.8cm" svg:x2="9.2cm" svg:y2="8cm">
          <text:p/>
        </draw:line>
        <draw:line draw:style-name="gr6" draw:text-style-name="P2" draw:layer="layout" svg:x1="10cm" svg:y1="8cm" svg:x2="12.6cm" svg:y2="8cm">
          <text:p/>
        </draw:line>
        <draw:rect draw:style-name="gr3" draw:text-style-name="P3" draw:layer="layout" svg:width="2.2cm" svg:height="0.4cm" svg:x="12.6cm" svg:y="5.4cm">
          <text:p text:style-name="P2"><text:span text:style-name="T1">In1 4</text:span></text:p>
        </draw:rect>
        <draw:rect draw:style-name="gr3" draw:text-style-name="P1" draw:layer="layout" svg:width="2.8cm" svg:height="0.4cm" svg:x="12.6cm" svg:y="4cm">
          <text:p text:style-name="P2"><text:span text:style-name="T2">PT5211</text:span></text:p>
        </draw:rect>
        <draw:line draw:style-name="gr6" draw:text-style-name="P2" draw:layer="layout" svg:x1="8.4cm" svg:y1="10.4cm" svg:x2="12.6cm" svg:y2="10.4cm">
          <text:p/>
        </draw:line>
        <draw:rect draw:style-name="gr8" draw:text-style-name="P3" draw:layer="layout" svg:width="2.6cm" svg:height="0.4cm" svg:x="5.8cm" svg:y="7.8cm">
          <text:p text:style-name="P2"><text:span text:style-name="T1">CHANGE OVER (DSUB 9)</text:span></text:p>
        </draw:rect>
        <draw:line draw:style-name="gr6" draw:text-style-name="P2" draw:layer="layout" svg:x1="8.4cm" svg:y1="9.6cm" svg:x2="12.6cm" svg:y2="9.6cm">
          <text:p/>
        </draw:line>
        <draw:line draw:style-name="gr6" draw:text-style-name="P2" draw:layer="layout" svg:x1="10.8cm" svg:y1="5.6cm" svg:x2="12.6cm" svg:y2="5.6cm">
          <text:p/>
        </draw:line>
        <draw:rect draw:style-name="gr3" draw:text-style-name="P1" draw:layer="layout" svg:width="2.8cm" svg:height="0.4cm" svg:x="12.6cm" svg:y="14.4cm">
          <text:p text:style-name="P2"><text:span text:style-name="T2">Ethernet router</text:span></text:p>
        </draw:rect>
        <draw:rect draw:style-name="gr3" draw:text-style-name="P1" draw:layer="layout" svg:width="2.8cm" svg:height="0.4cm" svg:x="3.8cm" svg:y="4cm">
          <text:p text:style-name="P2"><text:span text:style-name="T2">PT5300</text:span></text:p>
        </draw:rect>
        <draw:rect draw:style-name="gr1" draw:text-style-name="P1" draw:layer="layout" svg:width="4.6cm" svg:height="3.2cm" svg:x="12.6cm" svg:y="7.6cm">
          <text:p/>
        </draw:rect>
        <draw:rect draw:style-name="gr3" draw:text-style-name="P3" draw:layer="layout" svg:width="1.2cm" svg:height="0.4cm" svg:x="12.6cm" svg:y="10.2cm">
          <text:p text:style-name="P2"><text:span text:style-name="T1">CH 4</text:span></text:p>
        </draw:rect>
        <draw:rect draw:style-name="gr3" draw:text-style-name="P3" draw:layer="layout" svg:width="1.2cm" svg:height="0.4cm" svg:x="12.6cm" svg:y="7.8cm">
          <text:p text:style-name="P2"><text:span text:style-name="T1">CH 1</text:span></text:p>
        </draw:rect>
        <draw:rect draw:style-name="gr3" draw:text-style-name="P3" draw:layer="layout" svg:width="1.2cm" svg:height="0.4cm" svg:x="12.6cm" svg:y="9.4cm">
          <text:p text:style-name="P2"><text:span text:style-name="T1">CH 3</text:span></text:p>
        </draw:rect>
        <draw:rect draw:style-name="gr3" draw:text-style-name="P3" draw:layer="layout" svg:width="1.2cm" svg:height="0.4cm" svg:x="12.6cm" svg:y="8.6cm">
          <text:p text:style-name="P2"><text:span text:style-name="T1">CH 2</text:span></text:p>
        </draw:rect>
        <draw:rect draw:style-name="gr3" draw:text-style-name="P1" draw:layer="layout" svg:width="2.8cm" svg:height="0.4cm" svg:x="12.6cm" svg:y="7.2cm">
          <text:p text:style-name="P2"><text:span text:style-name="T2">Oscilloscope</text:span></text:p>
        </draw:rect>
        <draw:rect draw:style-name="gr2" draw:text-style-name="P3" draw:layer="layout" svg:width="1.2cm" svg:height="0.4cm" svg:x="1.8cm" svg:y="12.6cm">
          <text:p text:style-name="P2"><text:span text:style-name="T1">Mains</text:span></text:p>
        </draw:rect>
        <draw:rect draw:style-name="gr8" draw:text-style-name="P3" draw:layer="layout" svg:width="3.6cm" svg:height="0.4cm" svg:x="4.8cm" svg:y="18.8cm">
          <text:p text:style-name="P2"><text:span text:style-name="T1">GENL. MONITOR (BNC)</text:span></text:p>
        </draw:rect>
        <draw:rect draw:style-name="gr3" draw:text-style-name="P3" draw:layer="layout" svg:width="1.2cm" svg:height="0.4cm" svg:x="3.8cm" svg:y="9.8cm">
          <text:p text:style-name="P2"><text:span text:style-name="T1">GPS IN</text:span></text:p>
        </draw:rect>
        <draw:line draw:style-name="gr4" draw:text-style-name="P2" draw:layer="layout" svg:x1="2.6cm" svg:y1="9.4cm" svg:x2="3cm" svg:y2="9.8cm">
          <text:p/>
        </draw:line>
        <draw:line draw:style-name="gr4" draw:text-style-name="P2" draw:layer="layout" svg:x1="3.4cm" svg:y1="9.4cm" svg:x2="3cm" svg:y2="9.8cm">
          <text:p/>
        </draw:line>
        <draw:rect draw:style-name="gr1" draw:text-style-name="P1" draw:layer="layout" svg:width="4.6cm" svg:height="12.6cm" svg:x="3.8cm" svg:y="7.6cm">
          <text:p/>
        </draw:rect>
        <draw:rect draw:style-name="gr8" draw:text-style-name="P3" draw:layer="layout" svg:width="2cm" svg:height="0.4cm" svg:x="6.4cm" svg:y="15cm">
          <text:p text:style-name="P2"><text:span text:style-name="T1">ETHERNET (RJ45)</text:span></text:p>
        </draw:rect>
        <draw:rect draw:style-name="gr8" draw:text-style-name="P3" draw:layer="layout" svg:width="2.2cm" svg:height="0.4cm" svg:x="6.2cm" svg:y="17.2cm">
          <text:p text:style-name="P2"><text:span text:style-name="T1">AES3 1 (XLR)</text:span></text:p>
        </draw:rect>
        <draw:line draw:style-name="gr6" draw:text-style-name="P2" draw:layer="layout" svg:x1="3cm" svg:y1="12.8cm" svg:x2="3.8cm" svg:y2="12.8cm">
          <text:p/>
        </draw:line>
        <draw:line draw:style-name="gr4" draw:text-style-name="P2" draw:layer="layout" svg:x1="3cm" svg:y1="9.4cm" svg:x2="3cm" svg:y2="10cm">
          <text:p/>
        </draw:line>
        <draw:rect draw:style-name="gr8" draw:text-style-name="P3" draw:layer="layout" svg:width="1.2cm" svg:height="0.4cm" svg:x="7.2cm" svg:y="8.6cm">
          <text:p text:style-name="P2"><text:span text:style-name="T1">BB 8 (BNC)</text:span></text:p>
        </draw:rect>
        <draw:rect draw:style-name="gr8" draw:text-style-name="P3" draw:layer="layout" svg:width="1.2cm" svg:height="0.4cm" svg:x="7.2cm" svg:y="9.4cm">
          <text:p text:style-name="P2"><text:span text:style-name="T1">WC (BNC)</text:span></text:p>
        </draw:rect>
        <draw:rect draw:style-name="gr8" draw:text-style-name="P3" draw:layer="layout" svg:width="2.2cm" svg:height="0.4cm" svg:x="6.2cm" svg:y="10.2cm">
          <text:p text:style-name="P2"><text:span text:style-name="T1">LTC B (BNC)</text:span></text:p>
        </draw:rect>
        <draw:rect draw:style-name="gr3" draw:text-style-name="P1" draw:layer="layout" svg:width="2.8cm" svg:height="0.4cm" svg:x="3.8cm" svg:y="7.2cm">
          <text:p text:style-name="P2"><text:span text:style-name="T2">DUT</text:span></text:p>
        </draw:rect>
        <draw:line draw:style-name="gr7" draw:text-style-name="P2" draw:layer="layout" svg:x1="3cm" svg:y1="5.6cm" svg:x2="3.8cm" svg:y2="5.6cm">
          <text:p/>
        </draw:line>
        <draw:rect draw:style-name="gr3" draw:text-style-name="P3" draw:layer="layout" svg:width="1.2cm" svg:height="0.4cm" svg:x="3.8cm" svg:y="12.6cm">
          <text:p text:style-name="P2"><text:span text:style-name="T1">230V</text:span></text:p>
        </draw:rect>
        <draw:line draw:style-name="gr7" draw:text-style-name="P2" draw:layer="layout" svg:x1="3cm" svg:y1="10cm" svg:x2="3.8cm" svg:y2="10cm">
          <text:p/>
        </draw:line>
        <draw:rect draw:style-name="gr2" draw:text-style-name="P3" draw:layer="layout" svg:width="1.2cm" svg:height="0.4cm" svg:x="2.4cm" svg:y="8.8cm">
          <text:p text:style-name="P2"><text:span text:style-name="T1">Antenna</text:span></text:p>
        </draw:rect>
        <draw:line draw:style-name="gr7" draw:text-style-name="P2" draw:layer="layout" svg:x1="8.4cm" svg:y1="8cm" svg:x2="9.2cm" svg:y2="8cm">
          <text:p/>
        </draw:line>
        <draw:rect draw:style-name="gr8" draw:text-style-name="P3" draw:layer="layout" svg:width="1.2cm" svg:height="0.4cm" svg:x="7.2cm" svg:y="5.4cm">
          <text:p text:style-name="P2"><text:span text:style-name="T1">BB 1</text:span></text:p>
        </draw:rect>
        <draw:rect draw:style-name="gr8" draw:text-style-name="P3" draw:layer="layout" svg:width="2.6cm" svg:height="0.4cm" svg:x="5.8cm" svg:y="4.6cm">
          <text:p text:style-name="P2"><text:span text:style-name="T1">CHANGE OVER</text:span></text:p>
        </draw:rect>
        <draw:line draw:style-name="gr7" draw:text-style-name="P2" draw:layer="layout" svg:x1="11.6cm" svg:y1="6.4cm" svg:x2="12.6cm" svg:y2="6.4cm">
          <text:p/>
        </draw:line>
        <draw:line draw:style-name="gr4" draw:text-style-name="P2" draw:layer="layout" svg:x1="10.8cm" svg:y1="5.6cm" svg:x2="10.8cm" svg:y2="8.8cm">
          <text:p/>
        </draw:line>
        <draw:line draw:style-name="gr6" draw:text-style-name="P2" draw:layer="layout" svg:x1="8.4cm" svg:y1="13.6cm" svg:x2="12.6cm" svg:y2="13.6cm">
          <text:p/>
        </draw:line>
        <draw:rect draw:style-name="gr3" draw:text-style-name="P3" draw:layer="layout" svg:width="1.2cm" svg:height="0.4cm" svg:x="12.6cm" svg:y="11.8cm">
          <text:p text:style-name="P2"><text:span text:style-name="T1">REF IN</text:span></text:p>
        </draw:rect>
        <draw:rect draw:style-name="gr3" draw:text-style-name="P3" draw:layer="layout" svg:width="1.2cm" svg:height="0.4cm" svg:x="12.6cm" svg:y="13.4cm">
          <text:p text:style-name="P2"><text:span text:style-name="T1">Input A</text:span></text:p>
        </draw:rect>
        <draw:line draw:style-name="gr6" draw:text-style-name="P2" draw:layer="layout" svg:x1="8.4cm" svg:y1="12.8cm" svg:x2="12.6cm" svg:y2="12.8cm">
          <text:p/>
        </draw:line>
        <draw:line draw:style-name="gr6" draw:text-style-name="P2" draw:layer="layout" svg:x1="8.4cm" svg:y1="12cm" svg:x2="12.6cm" svg:y2="12cm">
          <text:p/>
        </draw:line>
        <draw:rect draw:style-name="gr3" draw:text-style-name="P3" draw:layer="layout" svg:width="1.2cm" svg:height="0.4cm" svg:x="12.6cm" svg:y="12.6cm">
          <text:p text:style-name="P2"><text:span text:style-name="T1">AES 1-2</text:span></text:p>
        </draw:rect>
        <draw:rect draw:style-name="gr8" draw:text-style-name="P3" draw:layer="layout" svg:width="2.4cm" svg:height="0.4cm" svg:x="6cm" svg:y="13.4cm">
          <text:p text:style-name="P2"><text:span text:style-name="T1">HD-SDI 1 (BNC)</text:span></text:p>
        </draw:rect>
        <draw:rect draw:style-name="gr8" draw:text-style-name="P3" draw:layer="layout" svg:width="1.2cm" svg:height="0.4cm" svg:x="7.2cm" svg:y="11.8cm">
          <text:p text:style-name="P2"><text:span text:style-name="T1">TLS 1 (BNC)</text:span></text:p>
        </draw:rect>
        <draw:rect draw:style-name="gr8" draw:text-style-name="P3" draw:layer="layout" svg:width="2.2cm" svg:height="0.4cm" svg:x="6.2cm" svg:y="12.6cm">
          <text:p text:style-name="P2"><text:span text:style-name="T1">AES3 1 (BNC)</text:span></text:p>
        </draw:rect>
        <draw:rect draw:style-name="gr3" draw:text-style-name="P3" draw:layer="layout" svg:width="5cm" svg:height="0.4cm" svg:x="12.6cm" svg:y="15cm">
          <text:p text:style-name="P2"><text:span text:style-name="T1">Port 1</text:span></text:p>
        </draw:rect>
        <draw:line draw:style-name="gr5" draw:text-style-name="P2" draw:layer="layout" svg:x1="8.4cm" svg:y1="19.8cm" svg:x2="12.6cm" svg:y2="19.8cm">
          <text:p/>
        </draw:line>
        <draw:rect draw:style-name="gr3" draw:text-style-name="P3" draw:layer="layout" svg:width="1.2cm" svg:height="0.4cm" svg:x="12.6cm" svg:y="19.6cm">
          <text:p text:style-name="P2"><text:span text:style-name="T1">Termination (75 ohm + Ground)</text:span></text:p>
        </draw:rect>
        <draw:rect draw:style-name="gr8" draw:text-style-name="P3" draw:layer="layout" svg:width="1.2cm" svg:height="0.4cm" svg:x="7.2cm" svg:y="19.6cm">
          <text:p text:style-name="P2"><text:span text:style-name="T1">BB 1 (BNC)</text:span></text:p>
        </draw:rect>
        <draw:line draw:style-name="gr9" draw:text-style-name="P2" draw:layer="layout" svg:x1="8.4cm" svg:y1="18.2cm" svg:x2="12.6cm" svg:y2="18.2cm">
          <text:p/>
        </draw:line>
        <draw:rect draw:style-name="gr3" draw:text-style-name="P3" draw:layer="layout" svg:width="1.2cm" svg:height="0.4cm" svg:x="12.6cm" svg:y="18cm">
          <text:p text:style-name="P2"><text:span text:style-name="T1">Termination (75 ohm + Ground)</text:span></text:p>
        </draw:rect>
        <draw:rect draw:style-name="gr8" draw:text-style-name="P3" draw:layer="layout" svg:width="1.2cm" svg:height="0.4cm" svg:x="7.2cm" svg:y="18cm">
          <text:p text:style-name="P2"><text:span text:style-name="T1">GENLOCK A (BNC)</text:span></text:p>
        </draw:rect>
        <draw:line draw:style-name="gr6" draw:text-style-name="P2" draw:layer="layout" svg:x1="8.4cm" svg:y1="16.6cm" svg:x2="12.6cm" svg:y2="16.6cm">
          <text:p/>
        </draw:line>
        <draw:rect draw:style-name="gr8" draw:text-style-name="P3" draw:layer="layout" svg:width="2cm" svg:height="0.4cm" svg:x="6.4cm" svg:y="16.4cm">
          <text:p text:style-name="P2"><text:span text:style-name="T1">LTC A (XLR)</text:span></text:p>
        </draw:rect>
        <draw:rect draw:style-name="gr3" draw:text-style-name="P3" draw:layer="layout" svg:width="5cm" svg:height="0.4cm" svg:x="12.6cm" svg:y="16.4cm">
          <text:p text:style-name="P2"><text:span text:style-name="T1">Termination (110 ohm diff + Ground)</text:span></text:p>
        </draw:rect>
        <draw:rect draw:style-name="gr1" draw:text-style-name="P1" draw:layer="layout" svg:width="4.6cm" svg:height="2.4cm" svg:x="12.6cm" svg:y="11.6cm">
          <text:p/>
        </draw:rect>
        <draw:rect draw:style-name="gr3" draw:text-style-name="P1" draw:layer="layout" svg:width="2.8cm" svg:height="0.4cm" svg:x="12.6cm" svg:y="11.2cm">
          <text:p text:style-name="P2"><text:span text:style-name="T2">WFM 700</text:span></text:p>
        </draw:rect>
        <draw:rect draw:style-name="gr3" draw:text-style-name="P3" draw:layer="layout" svg:width="2.2cm" svg:height="0.4cm" svg:x="12.6cm" svg:y="6.2cm">
          <text:p text:style-name="P2"><text:span text:style-name="T1">Out 4</text:span></text:p>
        </draw:rect>
        <draw:rect draw:style-name="gr3" draw:text-style-name="P3" draw:layer="layout" svg:width="2.2cm" svg:height="0.4cm" svg:x="12.6cm" svg:y="4.6cm">
          <text:p text:style-name="P2"><text:span text:style-name="T1">PT 5210-1/2</text:span></text:p>
        </draw:rect>
        <draw:line draw:style-name="gr4" draw:text-style-name="P2" draw:layer="layout" svg:x1="10cm" svg:y1="5.6cm" svg:x2="10cm" svg:y2="8cm">
          <text:p/>
        </draw:line>
        <draw:line draw:style-name="gr7" draw:text-style-name="P2" draw:layer="layout" svg:x1="8.4cm" svg:y1="8.8cm" svg:x2="10.8cm" svg:y2="8.8cm">
          <text:p/>
        </draw:line>
        <draw:line draw:style-name="gr6" draw:text-style-name="P2" draw:layer="layout" svg:x1="11.6cm" svg:y1="8.8cm" svg:x2="12.6cm" svg:y2="8.8cm">
          <text:p/>
        </draw:line>
        <draw:line draw:style-name="gr4" draw:text-style-name="P2" draw:layer="layout" svg:x1="11.6cm" svg:y1="6.4cm" svg:x2="11.6cm" svg:y2="8.8cm">
          <text:p/>
        </draw:line>
        <draw:line draw:style-name="gr7" draw:text-style-name="P2" draw:layer="layout" svg:x1="8.4cm" svg:y1="5.6cm" svg:x2="10cm" svg:y2="5.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a" fo:country="DK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Thomas Holm Hansen</meta:initial-creator>
    <meta:creation-date>2013-04-10T16:11:08.27</meta:creation-date>
    <dc:date>2013-05-06T09:58:53.48</dc:date>
    <dc:creator>Thomas Holm Hansen</dc:creator>
    <meta:editing-duration>PT39M53S</meta:editing-duration>
    <meta:editing-cycles>7</meta:editing-cycles>
    <meta:generator>OpenOffice.org/3.3$Win32 OpenOffice.org_project/330m20$Build-9567</meta:generator>
    <meta:document-statistic meta:object-count="81"/>
  </office:meta>
</office:document-meta>
</file>